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0.124cm" fo:min-width="0.733cm"/>
    </style:style>
    <style:style style:name="gr2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0.885cm" fo:min-width="4.194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2.889cm" fo:min-width="0cm"/>
    </style:style>
    <style:style style:name="gr4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0.677cm" fo:min-width="2.398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0.676cm" fo:min-width="2.398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0.36cm" fo:min-width="2.482cm"/>
      <style:paragraph-properties style:writing-mode="lr-tb"/>
    </style:style>
    <style:style style:name="gr7" style:family="graphic" style:parent-style-name="objectwithoutfill">
      <style:graphic-properties svg:stroke-color="#000000" draw:fill="solid" draw:fill-color="#ffffff" loext:fill-use-slide-background="false" draw:opacity="100%" draw:opacity-name="" draw:textarea-vertical-align="middle"/>
    </style:style>
    <style:style style:name="gr8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0.797cm" fo:min-width="0.897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loext:fill-use-slide-background="false" draw:opacity="100%" draw:opacity-name="" draw:textarea-horizontal-align="justify" draw:textarea-vertical-align="middle" draw:auto-grow-height="false" fo:min-height="0.822cm" fo:min-width="1.544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loext:fill-use-slide-background="false" draw:opacity="100%" draw:opacity-name="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18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 draw:opacity="100%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style:text-position="-8% 58%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style:text-position="-8% 58%"/>
    </style:style>
    <style:style style:name="P6" style:family="paragraph">
      <loext:graphic-properties draw:fill="solid" draw:fill-color="#ffffff" draw:opacity="100%"/>
      <style:paragraph-properties fo:text-align="center"/>
      <style:text-properties style:text-position="-8% 58%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6cm" svg:height="0.373cm" svg:x="2.913cm" svg:y="6.793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86cm" svg:height="0.373cm" svg:x="2.912cm" svg:y="5.886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816cm" svg:height="1.257cm" svg:x="2.42cm" svg:y="2.768cm">
          <text:p text:style-name="P2">Lite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6cm" svg:height="0.373cm" svg:x="2.911cm" svg:y="4.955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419cm" svg:height="3.139cm" svg:x="2.863cm" svg:y="4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762cm" svg:height="0.926cm" svg:x="4.342cm" svg:y="4.669cm">
          <text:p text:style-name="P2">By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3" draw:id="id3" draw:layer="layout" svg:width="4.762cm" svg:height="0.925cm" svg:x="4.342cm" svg:y="5.595cm">
          <text:p text:style-name="P2">Arra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5" draw:id="id5" draw:layer="layout" svg:width="4.762cm" svg:height="0.927cm" svg:x="4.342cm" svg:y="6.52cm">
          <text:p text:style-name="P2">NotSe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xml:id="id2" draw:id="id2" draw:layer="layout" svg:width="3.048cm" svg:height="0.676cm" svg:x="9.43cm" svg:y="4.802cm">
          <text:p text:style-name="P2">By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3.048cm" svg:height="0.676cm" svg:x="9.451cm" svg:y="5.719cm">
          <text:p text:style-name="P2">Arr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3.048cm" svg:height="0.676cm" svg:x="9.428cm" svg:y="6.657cm">
          <text:p text:style-name="P2">Not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8.619cm" svg:y1="5.132cm" svg:x2="9.43cm" svg:y2="5.14cm" draw:start-shape="id1" draw:start-glue-point="9" draw:end-shape="id2" draw:end-glue-point="3" svg:d="M8619 5132l811 8" svg:viewBox="0 0 812 9">
          <text:p/>
        </draw:connector>
        <draw:connector draw:style-name="gr7" draw:text-style-name="P1" draw:layer="layout" draw:type="line" svg:x1="8.619cm" svg:y1="6.058cm" svg:x2="9.451cm" svg:y2="6.057cm" draw:start-shape="id3" draw:start-glue-point="9" draw:end-shape="id4" draw:end-glue-point="3" svg:d="M8619 6058l832-1" svg:viewBox="0 0 833 2">
          <text:p/>
        </draw:connector>
        <draw:connector draw:style-name="gr7" draw:text-style-name="P1" draw:layer="layout" draw:type="line" svg:x1="8.619cm" svg:y1="6.983cm" svg:x2="9.428cm" svg:y2="6.995cm" draw:start-shape="id5" draw:start-glue-point="9" draw:end-shape="id6" draw:end-glue-point="3" svg:d="M8619 6983l809 12" svg:viewBox="0 0 810 13">
          <text:p/>
        </draw:connector>
        <draw:custom-shape draw:style-name="gr6" draw:text-style-name="P3" xml:id="id7" draw:id="id7" draw:layer="layout" svg:width="3.048cm" svg:height="0.676cm" svg:x="3.857cm" svg:y="9.572cm">
          <text:p text:style-name="P2">By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3.048cm" svg:height="0.676cm" svg:x="9.064cm" svg:y="9.572cm">
          <text:p text:style-name="P2">Arr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048cm" svg:height="0.676cm" svg:x="14.335cm" svg:y="9.572cm">
          <text:p text:style-name="P2">Not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8" draw:id="id8" draw:layer="layout" svg:width="1.396cm" svg:height="1.302cm" svg:x="4.672cm" svg:y="12.137cm">
          <text:p text:style-name="P4"><text:span text:style-name="T1">i8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5" xml:id="id10" draw:id="id10" draw:layer="layout" svg:width="2.373cm" svg:height="1.605cm" svg:x="9.394cm" svg:y="12.141cm">
          <text:p text:style-name="P4"><text:span text:style-name="T1">Litera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6" draw:layer="layout" svg:x1="5.381cm" svg:y1="10.248cm" svg:x2="5.37cm" svg:y2="12.137cm" draw:start-shape="id7" draw:start-glue-point="2" draw:end-shape="id8" draw:end-glue-point="4" svg:d="M5381 10248v952h-11v937" svg:viewBox="0 0 12 1890">
          <text:p/>
        </draw:connector>
        <draw:connector draw:style-name="gr10" draw:text-style-name="P6" draw:layer="layout" svg:x1="10.588cm" svg:y1="10.248cm" svg:x2="10.581cm" svg:y2="12.141cm" draw:start-shape="id9" draw:start-glue-point="2" draw:end-shape="id10" draw:end-glue-point="4" svg:d="M10588 10248v953h-7v940" svg:viewBox="0 0 8 1894">
          <text:p/>
        </draw:connector>
        <draw:frame draw:style-name="gr11" draw:text-style-name="P8" draw:layer="layout" svg:width="4.745cm" svg:height="2.147cm" svg:x="7.375cm" svg:y="2.28cm">
          <draw:text-box>
            <text:p text:style-name="P7"><text:span text:style-name="T2">A literal is an enum </text:span><text:span text:style-name="T2">with three possible </text:span><text:span text:style-name="T2">variants, Byte, Array, </text:span><text:span text:style-name="T2">and NotSet.</text:span></text:p>
          </draw:text-box>
        </draw:frame>
        <draw:frame draw:style-name="gr12" draw:text-style-name="P8" draw:layer="layout" svg:width="4.768cm" svg:height="1.768cm" svg:x="3.024cm" svg:y="13.82cm">
          <draw:text-box>
            <text:p text:style-name="P7"><text:span text:style-name="T2">A byte is a single signed 8 bit number value.</text:span></text:p>
          </draw:text-box>
        </draw:frame>
        <draw:frame draw:style-name="gr12" draw:text-style-name="P8" draw:layer="layout" svg:width="4.768cm" svg:height="1.768cm" svg:x="8.375cm" svg:y="13.866cm">
          <draw:text-box>
            <text:p text:style-name="P7"><text:span text:style-name="T2">An array is a list of other literals, either bytes or not set</text:span></text:p>
          </draw:text-box>
        </draw:frame>
        <draw:frame draw:style-name="gr12" draw:text-style-name="P8" draw:layer="layout" svg:width="4.768cm" svg:height="2.621cm" svg:x="13.772cm" svg:y="10.935cm">
          <draw:text-box>
            <text:p text:style-name="P7"><text:span text:style-name="T2">A not set is a literal value that has no defined initial value represented as a ? in the assembly code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53:56.877008215</meta:creation-date>
    <dc:date>2022-12-06T20:40:29.013495733</dc:date>
    <meta:editing-duration>PT1H14M54S</meta:editing-duration>
    <meta:editing-cycles>3</meta:editing-cycles>
    <meta:generator>LibreOffice/7.4.3.2$Linux_X86_64 LibreOffice_project/40$Build-2</meta:generator>
    <meta:document-statistic meta:object-count="25"/>
  </office:meta>
</office:document-meta>
</file>